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2.5cm" svg:height="1cm" svg:x="10.5cm" svg:y="16.5cm">
          <text:p text:style-name="P1">Ball</text:p>
        </draw:rect>
        <draw:rect draw:style-name="gr1" draw:text-style-name="P1" draw:id="id5" draw:layer="layout" svg:width="2.5cm" svg:height="1cm" svg:x="7.5cm" svg:y="21.5cm">
          <text:p text:style-name="P1">Player</text:p>
        </draw:rect>
        <draw:rect draw:style-name="gr1" draw:text-style-name="P1" draw:id="id3" draw:layer="layout" svg:width="2.5cm" svg:height="1cm" svg:x="7.5cm" svg:y="14cm">
          <text:p text:style-name="P1">Collision</text:p>
        </draw:rect>
        <draw:rect draw:style-name="gr1" draw:text-style-name="P1" draw:id="id2" draw:layer="layout" svg:width="4.5cm" svg:height="1cm" svg:x="6.5cm" svg:y="19cm">
          <text:p text:style-name="P1">GameModel</text:p>
        </draw:rect>
        <draw:connector draw:style-name="gr2" draw:text-style-name="P2" draw:layer="layout" draw:type="lines" svg:x1="11.75cm" svg:y1="17.5cm" svg:x2="11cm" svg:y2="19.5cm" draw:start-shape="id1" draw:start-glue-point="2" draw:end-shape="id2" svg:d="m11750 17500v500l-250 1500h-500">
          <text:p/>
        </draw:connector>
        <draw:connector draw:style-name="gr2" draw:text-style-name="P2" draw:layer="layout" draw:type="lines" svg:x1="7.5cm" svg:y1="14.5cm" svg:x2="5.75cm" svg:y2="16.5cm" draw:start-shape="id3" draw:end-shape="id4" draw:end-glue-point="0" svg:d="m7500 14500h-500l-1250 1500v500">
          <text:p/>
        </draw:connector>
        <draw:connector draw:style-name="gr2" draw:text-style-name="P2" draw:layer="layout" draw:type="lines" svg:x1="10cm" svg:y1="14.5cm" svg:x2="11.75cm" svg:y2="16.5cm" draw:start-shape="id3" draw:end-shape="id1" draw:end-glue-point="0" svg:d="m10000 14500h500l1250 1500v500">
          <text:p/>
        </draw:connector>
        <draw:connector draw:style-name="gr2" draw:text-style-name="P2" draw:layer="layout" draw:type="lines" svg:x1="8.75cm" svg:y1="21.5cm" svg:x2="8.75cm" svg:y2="20cm" draw:start-shape="id5" draw:start-glue-point="0" draw:end-shape="id2" draw:end-glue-point="2" svg:d="m8750 21500v-500-500-500">
          <text:p/>
        </draw:connector>
        <draw:rect draw:style-name="gr1" draw:text-style-name="P1" draw:id="id4" draw:layer="layout" svg:width="2.5cm" svg:height="1cm" svg:x="4.5cm" svg:y="16.5cm">
          <text:p text:style-name="P1">Wall</text:p>
        </draw:rect>
        <draw:rect draw:style-name="gr1" draw:text-style-name="P1" draw:id="id6" draw:layer="layout" svg:width="2.5cm" svg:height="1cm" svg:x="7.5cm" svg:y="16.5cm">
          <text:p text:style-name="P1">Hole</text:p>
        </draw:rect>
        <draw:connector draw:style-name="gr2" draw:text-style-name="P2" draw:layer="layout" draw:type="lines" svg:x1="8.75cm" svg:y1="17.5cm" svg:x2="8.75cm" svg:y2="19cm" draw:start-shape="id6" draw:start-glue-point="2" draw:end-shape="id2" draw:end-glue-point="0" svg:d="m8750 17500v500 500 500">
          <text:p/>
        </draw:connector>
        <draw:connector draw:style-name="gr2" draw:text-style-name="P2" draw:layer="layout" draw:type="lines" svg:x1="5.75cm" svg:y1="17.5cm" svg:x2="6.5cm" svg:y2="19.5cm" draw:start-shape="id4" draw:start-glue-point="2" draw:end-shape="id2" svg:d="m5750 17500v500l250 1500h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04T09:56:46</meta:creation-date>
    <dc:date>2008-08-11T13:49:31</dc:date>
    <meta:editing-cycles>2</meta:editing-cycles>
    <meta:editing-duration>PT22M15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12"/>
  </office:meta>
</office:document-meta>
</file>